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calcext:value-type="string">
            <text:p>Issue Width</text:p>
          </table:table-cell>
          <table:table-cell table:style-name="ce1" office:value-type="string" calcext:value-type="string">
            <text:p>ALUs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Execution</text:p>
          </table:table-cell>
          <table:table-cell table:style-name="ce1" office:value-type="string" calcext:value-type="string">
            <text:p>Stalls</text:p>
          </table:table-cell>
          <table:table-cell table:style-name="ce1" office:value-type="string" calcext:value-type="string">
            <text:p>NOP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09781" calcext:value-type="float">
            <text:p>1809781</text:p>
          </table:table-cell>
          <table:table-cell office:value-type="float" office:value="95761" calcext:value-type="float">
            <text:p>95761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44943" calcext:value-type="float">
            <text:p>1644943</text:p>
          </table:table-cell>
          <table:table-cell office:value-type="float" office:value="95776" calcext:value-type="float">
            <text:p>95776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94425" calcext:value-type="float">
            <text:p>1594425</text:p>
          </table:table-cell>
          <table:table-cell office:value-type="float" office:value="95816" calcext:value-type="float">
            <text:p>95816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94425" calcext:value-type="float">
            <text:p>1594425</text:p>
          </table:table-cell>
          <table:table-cell office:value-type="float" office:value="95817" calcext:value-type="float">
            <text:p>95817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94425" calcext:value-type="float">
            <text:p>1594425</text:p>
          </table:table-cell>
          <table:table-cell office:value-type="float" office:value="95817" calcext:value-type="float">
            <text:p>95817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94425" calcext:value-type="float">
            <text:p>1594425</text:p>
          </table:table-cell>
          <table:table-cell office:value-type="float" office:value="95817" calcext:value-type="float">
            <text:p>95817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39137" calcext:value-type="float">
            <text:p>1739137</text:p>
          </table:table-cell>
          <table:table-cell office:value-type="float" office:value="95538" calcext:value-type="float">
            <text:p>95538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94109" calcext:value-type="float">
            <text:p>1194109</text:p>
          </table:table-cell>
          <table:table-cell office:value-type="float" office:value="95742" calcext:value-type="float">
            <text:p>95742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re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485" calcext:value-type="float">
            <text:p>83485</text:p>
          </table:table-cell>
          <table:table-cell office:value-type="float" office:value="26260" calcext:value-type="float">
            <text:p>26260</text:p>
          </table:table-cell>
          <table:table-cell office:value-type="float" office:value="2884" calcext:value-type="float">
            <text:p>2884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1851" calcext:value-type="float">
            <text:p>81851</text:p>
          </table:table-cell>
          <table:table-cell office:value-type="float" office:value="26876" calcext:value-type="float">
            <text:p>26876</text:p>
          </table:table-cell>
          <table:table-cell office:value-type="float" office:value="2884" calcext:value-type="float">
            <text:p>2884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385" calcext:value-type="float">
            <text:p>81385</text:p>
          </table:table-cell>
          <table:table-cell office:value-type="float" office:value="26756" calcext:value-type="float">
            <text:p>26756</text:p>
          </table:table-cell>
          <table:table-cell office:value-type="float" office:value="4147" calcext:value-type="float">
            <text:p>4147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1384" calcext:value-type="float">
            <text:p>81384</text:p>
          </table:table-cell>
          <table:table-cell office:value-type="float" office:value="26788" calcext:value-type="float">
            <text:p>26788</text:p>
          </table:table-cell>
          <table:table-cell office:value-type="float" office:value="4611" calcext:value-type="float">
            <text:p>4611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1384" calcext:value-type="float">
            <text:p>81384</text:p>
          </table:table-cell>
          <table:table-cell office:value-type="float" office:value="26746" calcext:value-type="float">
            <text:p>26746</text:p>
          </table:table-cell>
          <table:table-cell office:value-type="float" office:value="4147" calcext:value-type="float">
            <text:p>4147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384" calcext:value-type="float">
            <text:p>81384</text:p>
          </table:table-cell>
          <table:table-cell office:value-type="float" office:value="26851" calcext:value-type="float">
            <text:p>26851</text:p>
          </table:table-cell>
          <table:table-cell office:value-type="float" office:value="4611" calcext:value-type="float">
            <text:p>46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485" calcext:value-type="float">
            <text:p>83485</text:p>
          </table:table-cell>
          <table:table-cell office:value-type="float" office:value="26217" calcext:value-type="float">
            <text:p>26217</text:p>
          </table:table-cell>
          <table:table-cell office:value-type="float" office:value="2884" calcext:value-type="float">
            <text:p>2884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1384" calcext:value-type="float">
            <text:p>81384</text:p>
          </table:table-cell>
          <table:table-cell office:value-type="float" office:value="26782" calcext:value-type="float">
            <text:p>26782</text:p>
          </table:table-cell>
          <table:table-cell office:value-type="float" office:value="4147" calcext:value-type="float">
            <text:p>414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C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office:value-type="float" office:value="2507" calcext:value-type="float">
            <text:p>2507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09" calcext:value-type="float">
            <text:p>1609</text:p>
          </table:table-cell>
          <table:table-cell office:value-type="float" office:value="2507" calcext:value-type="float">
            <text:p>2507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office:value-type="float" office:value="2507" calcext:value-type="float">
            <text:p>2507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office:value-type="float" office:value="2507" calcext:value-type="float">
            <text:p>2507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office:value-type="float" office:value="2507" calcext:value-type="float">
            <text:p>2507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office:value-type="float" office:value="2507" calcext:value-type="float">
            <text:p>2507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08" calcext:value-type="float">
            <text:p>1608</text:p>
          </table:table-cell>
          <table:table-cell office:value-type="float" office:value="2507" calcext:value-type="float">
            <text:p>2507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08" calcext:value-type="float">
            <text:p>1608</text:p>
          </table:table-cell>
          <table:table-cell office:value-type="float" office:value="2507" calcext:value-type="float">
            <text:p>2507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8813" calcext:value-type="float">
            <text:p>398813</text:p>
          </table:table-cell>
          <table:table-cell office:value-type="float" office:value="75504" calcext:value-type="float">
            <text:p>75504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4152" calcext:value-type="float">
            <text:p>364152</text:p>
          </table:table-cell>
          <table:table-cell office:value-type="float" office:value="79348" calcext:value-type="float">
            <text:p>79348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7245" calcext:value-type="float">
            <text:p>337245</text:p>
          </table:table-cell>
          <table:table-cell office:value-type="float" office:value="75489" calcext:value-type="float">
            <text:p>75489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9523" calcext:value-type="float">
            <text:p>279523</text:p>
          </table:table-cell>
          <table:table-cell office:value-type="float" office:value="75489" calcext:value-type="float">
            <text:p>75489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6459" calcext:value-type="float">
            <text:p>256459</text:p>
          </table:table-cell>
          <table:table-cell office:value-type="float" office:value="75489" calcext:value-type="float">
            <text:p>75489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3395" calcext:value-type="float">
            <text:p>233395</text:p>
          </table:table-cell>
          <table:table-cell office:value-type="float" office:value="75489" calcext:value-type="float">
            <text:p>75489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8813" calcext:value-type="float">
            <text:p>398813</text:p>
          </table:table-cell>
          <table:table-cell office:value-type="float" office:value="75504" calcext:value-type="float">
            <text:p>75504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6459" calcext:value-type="float">
            <text:p>256459</text:p>
          </table:table-cell>
          <table:table-cell office:value-type="float" office:value="75489" calcext:value-type="float">
            <text:p>75489</text:p>
          </table:table-cell>
          <table:table-cell office:value-type="float" office:value="202" calcext:value-type="float">
            <text:p>202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21:09:17.146736415</meta:creation-date>
    <dc:date>2019-12-24T11:32:17.251358281</dc:date>
    <meta:editing-duration>PT14H22M54S</meta:editing-duration>
    <meta:editing-cycles>18</meta:editing-cycles>
    <meta:generator>LibreOffice/6.0.7.3$Linux_X86_64 LibreOffice_project/00m0$Build-3</meta:generator>
    <meta:document-statistic meta:table-count="1" meta:cell-count="202" meta:object-count="0"/>
  </office:meta>
</office:document-meta>
</file>